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3pt" officeooo:rsid="000a9291" officeooo:paragraph-rsid="000a9291" style:font-size-asian="13pt" style:font-size-complex="13pt"/>
    </style:style>
    <style:style style:name="P2" style:family="paragraph" style:parent-style-name="Standard">
      <style:text-properties style:font-name="Ubuntu Mono" fo:font-size="13pt" officeooo:rsid="000a9291" officeooo:paragraph-rsid="000b9346" style:font-size-asian="13pt" style:font-size-complex="13pt"/>
    </style:style>
    <style:style style:name="P3" style:family="paragraph" style:parent-style-name="Standard">
      <style:text-properties style:font-name="Ubuntu Mono" fo:font-size="13pt" officeooo:rsid="000c8225" officeooo:paragraph-rsid="000c8225" style:font-size-asian="13pt" style:font-size-complex="13pt"/>
    </style:style>
    <style:style style:name="P4" style:family="paragraph" style:parent-style-name="Standard">
      <style:text-properties style:font-name="Ubuntu Mono" fo:font-size="13pt" officeooo:rsid="000c8225" officeooo:paragraph-rsid="000cc975" style:font-size-asian="13pt" style:font-size-complex="13pt"/>
    </style:style>
    <style:style style:name="P5" style:family="paragraph" style:parent-style-name="Standard">
      <style:text-properties style:font-name="Ubuntu Mono" fo:font-size="13pt" officeooo:rsid="000b9346" officeooo:paragraph-rsid="000c8225" style:font-size-asian="13pt" style:font-size-complex="13pt"/>
    </style:style>
    <style:style style:name="P6" style:family="paragraph" style:parent-style-name="Standard">
      <style:text-properties style:font-name="Ubuntu Mono" fo:font-size="13pt" officeooo:rsid="000b9346" officeooo:paragraph-rsid="000cc975" style:font-size-asian="13pt" style:font-size-complex="13pt"/>
    </style:style>
    <style:style style:name="P7" style:family="paragraph" style:parent-style-name="Standard">
      <style:text-properties style:font-name="Ubuntu Mono" fo:font-size="13pt" officeooo:rsid="000b9346" officeooo:paragraph-rsid="000fa54e" style:font-size-asian="13pt" style:font-size-complex="13pt"/>
    </style:style>
    <style:style style:name="P8" style:family="paragraph" style:parent-style-name="Standard">
      <style:text-properties style:font-name="Ubuntu Mono" fo:font-size="13pt" officeooo:rsid="000cc975" officeooo:paragraph-rsid="000cc975" style:font-size-asian="13pt" style:font-size-complex="13pt"/>
    </style:style>
    <style:style style:name="P9" style:family="paragraph" style:parent-style-name="Standard">
      <style:text-properties style:font-name="Ubuntu Mono" fo:font-size="13pt" officeooo:rsid="000da641" officeooo:paragraph-rsid="000da641" style:font-size-asian="13pt" style:font-size-complex="13pt"/>
    </style:style>
    <style:style style:name="P10" style:family="paragraph" style:parent-style-name="Standard">
      <style:text-properties style:font-name="Ubuntu Mono" fo:font-size="13pt" officeooo:rsid="000da641" officeooo:paragraph-rsid="000fa54e" style:font-size-asian="13pt" style:font-size-complex="13pt"/>
    </style:style>
    <style:style style:name="P11" style:family="paragraph" style:parent-style-name="Standard">
      <style:text-properties style:font-name="Ubuntu Mono" fo:font-size="13pt" officeooo:rsid="000a9291" officeooo:paragraph-rsid="000a9291" style:font-name-asian="WenQuanYi Micro Hei" style:font-size-asian="13pt" style:font-name-complex="FreeSans" style:font-size-complex="13pt"/>
    </style:style>
    <style:style style:name="P12" style:family="paragraph" style:parent-style-name="Standard">
      <style:text-properties style:font-name="Ubuntu Mono" fo:font-size="13pt" officeooo:rsid="000a9291" officeooo:paragraph-rsid="000cc975" style:font-name-asian="WenQuanYi Micro Hei" style:font-size-asian="13pt" style:font-name-complex="FreeSans" style:font-size-complex="13pt"/>
    </style:style>
    <style:style style:name="P13" style:family="paragraph" style:parent-style-name="Standard">
      <style:text-properties style:font-name="Ubuntu Mono" fo:font-size="13pt" officeooo:rsid="000b9346" officeooo:paragraph-rsid="000b9346" style:font-name-asian="WenQuanYi Micro Hei" style:font-size-asian="13pt" style:font-name-complex="FreeSans" style:font-size-complex="13pt"/>
    </style:style>
    <style:style style:name="P14" style:family="paragraph" style:parent-style-name="Standard">
      <style:text-properties style:font-name="Ubuntu Mono" fo:font-size="13pt" officeooo:rsid="000b9346" officeooo:paragraph-rsid="000cc975" style:font-name-asian="WenQuanYi Micro Hei" style:font-size-asian="13pt" style:font-name-complex="FreeSans" style:font-size-complex="13pt"/>
    </style:style>
    <style:style style:name="P15" style:family="paragraph" style:parent-style-name="Standard">
      <style:text-properties style:font-name="Ubuntu Mono" fo:font-size="13pt" officeooo:rsid="000cc975" officeooo:paragraph-rsid="000cc975" style:font-name-asian="WenQuanYi Micro Hei" style:font-size-asian="13pt" style:font-name-complex="FreeSans" style:font-size-complex="13pt"/>
    </style:style>
    <style:style style:name="P16" style:family="paragraph" style:parent-style-name="Standard">
      <style:text-properties style:font-name="Ubuntu Mono" fo:font-size="13pt" officeooo:rsid="000cc975" officeooo:paragraph-rsid="001152ae" style:font-name-asian="WenQuanYi Micro Hei" style:font-size-asian="13pt" style:font-name-complex="FreeSans" style:font-size-complex="13pt"/>
    </style:style>
    <style:style style:name="P17" style:family="paragraph" style:parent-style-name="Standard">
      <style:text-properties style:font-name="Ubuntu Mono" fo:font-size="13pt" officeooo:rsid="000da641" officeooo:paragraph-rsid="000da641" style:font-name-asian="WenQuanYi Micro Hei" style:font-size-asian="13pt" style:font-name-complex="FreeSans" style:font-size-complex="13pt"/>
    </style:style>
    <style:style style:name="P18" style:family="paragraph" style:parent-style-name="Standard">
      <style:text-properties style:font-name="Ubuntu Mono" fo:font-size="13pt" officeooo:rsid="000da641" officeooo:paragraph-rsid="001977d3" style:font-name-asian="WenQuanYi Micro Hei" style:font-size-asian="13pt" style:font-name-complex="FreeSans" style:font-size-complex="13pt"/>
    </style:style>
    <style:style style:name="P19" style:family="paragraph" style:parent-style-name="Standard">
      <style:text-properties style:font-name="Ubuntu Mono" fo:font-size="13pt" officeooo:rsid="000da641" officeooo:paragraph-rsid="001b16a8" style:font-name-asian="WenQuanYi Micro Hei" style:font-size-asian="13pt" style:font-name-complex="FreeSans" style:font-size-complex="13pt"/>
    </style:style>
    <style:style style:name="P20" style:family="paragraph" style:parent-style-name="Standard">
      <style:text-properties style:font-name="Ubuntu Mono" fo:font-size="13pt" officeooo:rsid="000fa54e" officeooo:paragraph-rsid="000fa54e" style:font-name-asian="WenQuanYi Micro Hei" style:font-size-asian="13pt" style:font-name-complex="FreeSans" style:font-size-complex="13pt"/>
    </style:style>
    <style:style style:name="P21" style:family="paragraph" style:parent-style-name="Standard">
      <style:text-properties style:font-name="Ubuntu Mono" fo:font-size="13pt" officeooo:rsid="00130a97" officeooo:paragraph-rsid="00130a97" style:font-name-asian="WenQuanYi Micro Hei" style:font-size-asian="13pt" style:font-name-complex="FreeSans" style:font-size-complex="13pt"/>
    </style:style>
    <style:style style:name="P22" style:family="paragraph" style:parent-style-name="Standard">
      <style:text-properties style:font-name="Ubuntu Mono" fo:font-size="13pt" officeooo:rsid="00130a97" officeooo:paragraph-rsid="00155484" style:font-name-asian="WenQuanYi Micro Hei" style:font-size-asian="13pt" style:font-name-complex="FreeSans" style:font-size-complex="13pt"/>
    </style:style>
    <style:style style:name="P23" style:family="paragraph" style:parent-style-name="Standard">
      <style:text-properties style:font-name="Ubuntu Mono" fo:font-size="13pt" officeooo:rsid="00130a97" officeooo:paragraph-rsid="0016a8de" style:font-name-asian="WenQuanYi Micro Hei" style:font-size-asian="13pt" style:font-name-complex="FreeSans" style:font-size-complex="13pt"/>
    </style:style>
    <style:style style:name="P24" style:family="paragraph" style:parent-style-name="Standard">
      <style:text-properties style:font-name="Ubuntu Mono" fo:font-size="13pt" officeooo:rsid="00130a97" officeooo:paragraph-rsid="00182946" style:font-name-asian="WenQuanYi Micro Hei" style:font-size-asian="13pt" style:font-name-complex="FreeSans" style:font-size-complex="13pt"/>
    </style:style>
    <style:style style:name="P25" style:family="paragraph" style:parent-style-name="Standard">
      <style:text-properties style:font-name="Ubuntu Mono" fo:font-size="13pt" officeooo:rsid="00130a97" officeooo:paragraph-rsid="001f8319" style:font-name-asian="WenQuanYi Micro Hei" style:font-size-asian="13pt" style:font-name-complex="FreeSans" style:font-size-complex="13pt"/>
    </style:style>
    <style:style style:name="P26" style:family="paragraph" style:parent-style-name="Standard">
      <style:text-properties style:font-name="Ubuntu Mono" fo:font-size="13pt" officeooo:rsid="00142262" officeooo:paragraph-rsid="00142262" style:font-name-asian="WenQuanYi Micro Hei" style:font-size-asian="13pt" style:font-name-complex="FreeSans" style:font-size-complex="13pt"/>
    </style:style>
    <style:style style:name="P27" style:family="paragraph" style:parent-style-name="Standard">
      <style:text-properties style:font-name="Ubuntu Mono" fo:font-size="13pt" officeooo:rsid="00142262" officeooo:paragraph-rsid="0016a8de" style:font-name-asian="WenQuanYi Micro Hei" style:font-size-asian="13pt" style:font-name-complex="FreeSans" style:font-size-complex="13pt"/>
    </style:style>
    <style:style style:name="P28" style:family="paragraph" style:parent-style-name="Standard">
      <style:text-properties style:font-name="Ubuntu Mono" fo:font-size="13pt" officeooo:rsid="00142262" officeooo:paragraph-rsid="001ddb75" style:font-name-asian="WenQuanYi Micro Hei" style:font-size-asian="13pt" style:font-name-complex="FreeSans" style:font-size-complex="13pt"/>
    </style:style>
    <style:style style:name="P29" style:family="paragraph" style:parent-style-name="Standard">
      <style:text-properties style:font-name="Ubuntu Mono" fo:font-size="13pt" officeooo:rsid="00155484" officeooo:paragraph-rsid="00155484" style:font-name-asian="WenQuanYi Micro Hei" style:font-size-asian="13pt" style:font-name-complex="FreeSans" style:font-size-complex="13pt"/>
    </style:style>
    <style:style style:name="P30" style:family="paragraph" style:parent-style-name="Standard">
      <style:text-properties style:font-name="Ubuntu Mono" fo:font-size="13pt" officeooo:rsid="00155484" officeooo:paragraph-rsid="0016a8de" style:font-name-asian="WenQuanYi Micro Hei" style:font-size-asian="13pt" style:font-name-complex="FreeSans" style:font-size-complex="13pt"/>
    </style:style>
    <style:style style:name="P31" style:family="paragraph" style:parent-style-name="Standard">
      <style:text-properties style:font-name="Ubuntu Mono" fo:font-size="13pt" officeooo:rsid="0016a8de" officeooo:paragraph-rsid="0016a8de" style:font-name-asian="WenQuanYi Micro Hei" style:font-size-asian="13pt" style:font-name-complex="FreeSans" style:font-size-complex="13pt"/>
    </style:style>
    <style:style style:name="P32" style:family="paragraph" style:parent-style-name="Standard">
      <style:text-properties style:font-name="Ubuntu Mono" fo:font-size="13pt" officeooo:rsid="00182946" officeooo:paragraph-rsid="00182946" style:font-name-asian="WenQuanYi Micro Hei" style:font-size-asian="13pt" style:font-name-complex="FreeSans" style:font-size-complex="13pt"/>
    </style:style>
    <style:style style:name="P33" style:family="paragraph" style:parent-style-name="Standard">
      <style:text-properties style:font-name="Ubuntu Mono" fo:font-size="13pt" officeooo:rsid="001977d3" officeooo:paragraph-rsid="001977d3" style:font-name-asian="WenQuanYi Micro Hei" style:font-size-asian="13pt" style:font-name-complex="FreeSans" style:font-size-complex="13pt"/>
    </style:style>
    <style:style style:name="P34" style:family="paragraph" style:parent-style-name="Standard">
      <style:text-properties style:font-name="Ubuntu Mono" fo:font-size="13pt" officeooo:rsid="001977d3" officeooo:paragraph-rsid="001b16a8" style:font-name-asian="WenQuanYi Micro Hei" style:font-size-asian="13pt" style:font-name-complex="FreeSans" style:font-size-complex="13pt"/>
    </style:style>
    <style:style style:name="P35" style:family="paragraph" style:parent-style-name="Standard">
      <style:text-properties style:font-name="Ubuntu Mono" fo:font-size="13pt" officeooo:rsid="001b16a8" officeooo:paragraph-rsid="001b16a8" style:font-name-asian="WenQuanYi Micro Hei" style:font-size-asian="13pt" style:font-name-complex="FreeSans" style:font-size-complex="13pt"/>
    </style:style>
    <style:style style:name="P36" style:family="paragraph" style:parent-style-name="Standard">
      <style:text-properties style:font-name="Ubuntu Mono" fo:font-size="13pt" officeooo:rsid="001cd54f" officeooo:paragraph-rsid="001cd54f" style:font-name-asian="WenQuanYi Micro Hei" style:font-size-asian="13pt" style:font-name-complex="FreeSans" style:font-size-complex="13pt"/>
    </style:style>
    <style:style style:name="P37" style:family="paragraph" style:parent-style-name="Standard">
      <style:text-properties style:font-name="Ubuntu Mono" fo:font-size="13pt" officeooo:rsid="001d284a" officeooo:paragraph-rsid="001d284a" style:font-name-asian="WenQuanYi Micro Hei" style:font-size-asian="13pt" style:font-name-complex="FreeSans" style:font-size-complex="13pt"/>
    </style:style>
    <style:style style:name="P38" style:family="paragraph" style:parent-style-name="Standard">
      <style:text-properties style:font-name="Ubuntu Mono" fo:font-size="13pt" officeooo:rsid="001d284a" officeooo:paragraph-rsid="001ddb75" style:font-name-asian="WenQuanYi Micro Hei" style:font-size-asian="13pt" style:font-name-complex="FreeSans" style:font-size-complex="13pt"/>
    </style:style>
    <style:style style:name="P39" style:family="paragraph" style:parent-style-name="Standard">
      <style:text-properties style:font-name="Ubuntu Mono" fo:font-size="13pt" officeooo:rsid="001ddb75" officeooo:paragraph-rsid="001ddb75" style:font-name-asian="WenQuanYi Micro Hei" style:font-size-asian="13pt" style:font-name-complex="FreeSans" style:font-size-complex="13pt"/>
    </style:style>
    <style:style style:name="P40" style:family="paragraph" style:parent-style-name="Standard">
      <style:text-properties style:font-name="Ubuntu Mono" fo:font-size="13pt" officeooo:rsid="001f725b" officeooo:paragraph-rsid="001ddb75" style:font-name-asian="WenQuanYi Micro Hei" style:font-size-asian="13pt" style:font-name-complex="FreeSans" style:font-size-complex="13pt"/>
    </style:style>
    <style:style style:name="P41" style:family="paragraph" style:parent-style-name="Standard">
      <style:text-properties style:font-name="Ubuntu Mono" fo:font-size="13pt" officeooo:rsid="001f725b" officeooo:paragraph-rsid="001f725b" style:font-name-asian="WenQuanYi Micro Hei" style:font-size-asian="13pt" style:font-name-complex="FreeSans" style:font-size-complex="13pt"/>
    </style:style>
    <style:style style:name="P42" style:family="paragraph" style:parent-style-name="Standard">
      <style:text-properties style:font-name="Ubuntu Mono" fo:font-size="13pt" officeooo:rsid="001f8319" officeooo:paragraph-rsid="001f8319" style:font-name-asian="WenQuanYi Micro Hei" style:font-size-asian="13pt" style:font-name-complex="FreeSans" style:font-size-complex="13pt"/>
    </style:style>
    <style:style style:name="P43" style:family="paragraph" style:parent-style-name="Standard">
      <style:text-properties style:font-name="Ubuntu Mono" fo:font-size="13pt" officeooo:rsid="0020a4aa" officeooo:paragraph-rsid="0020dac8" style:font-name-asian="WenQuanYi Micro Hei" style:font-size-asian="13pt" style:font-name-complex="FreeSans" style:font-size-complex="13pt"/>
    </style:style>
    <style:style style:name="P44" style:family="paragraph" style:parent-style-name="Standard">
      <style:text-properties style:font-name="Ubuntu Mono" fo:font-size="13pt" style:text-underline-style="solid" style:text-underline-width="auto" style:text-underline-color="font-color" officeooo:rsid="000a9291" officeooo:paragraph-rsid="000a9291" style:font-name-asian="WenQuanYi Micro Hei" style:font-size-asian="13pt" style:font-name-complex="FreeSans" style:font-size-complex="13pt"/>
    </style:style>
    <style:style style:name="P45" style:family="paragraph" style:parent-style-name="Standard">
      <style:text-properties style:font-name="Ubuntu Mono" fo:font-size="13pt" style:text-underline-style="none" officeooo:rsid="0020dac8" officeooo:paragraph-rsid="0020dac8" style:font-name-asian="WenQuanYi Micro Hei" style:font-size-asian="13pt" style:font-name-complex="FreeSans" style:font-size-complex="13pt"/>
    </style:style>
    <style:style style:name="P46" style:family="paragraph" style:parent-style-name="Standard">
      <style:text-properties style:font-name="Ubuntu Mono" fo:font-size="13pt" style:text-underline-style="none" officeooo:rsid="0020dac8" officeooo:paragraph-rsid="0026a0a2" style:font-name-asian="WenQuanYi Micro Hei" style:font-size-asian="13pt" style:font-name-complex="FreeSans" style:font-size-complex="13pt"/>
    </style:style>
    <style:style style:name="P47" style:family="paragraph" style:parent-style-name="Standard">
      <style:text-properties style:font-name="Ubuntu Mono" fo:font-size="13pt" style:text-underline-style="none" officeooo:rsid="0026a0a2" officeooo:paragraph-rsid="0026a0a2" style:font-name-asian="WenQuanYi Micro Hei" style:font-size-asian="13pt" style:font-name-complex="FreeSans" style:font-size-complex="13pt"/>
    </style:style>
    <style:style style:name="P48" style:family="paragraph" style:parent-style-name="Standard">
      <style:text-properties style:font-name="Ubuntu Mono" fo:font-size="13pt" style:text-underline-style="none" officeooo:rsid="0020a4aa" officeooo:paragraph-rsid="0026a0a2" style:font-name-asian="WenQuanYi Micro Hei" style:font-size-asian="13pt" style:font-name-complex="FreeSans" style:font-size-complex="13pt"/>
    </style:style>
    <style:style style:name="P49" style:family="paragraph" style:parent-style-name="Standard">
      <style:text-properties style:font-name="Ubuntu Mono" fo:font-size="13pt" style:text-underline-style="none" officeooo:rsid="0020a4aa" officeooo:paragraph-rsid="0027f83e" style:font-name-asian="WenQuanYi Micro Hei" style:font-size-asian="13pt" style:font-name-complex="FreeSans" style:font-size-complex="13pt"/>
    </style:style>
    <style:style style:name="P50" style:family="paragraph" style:parent-style-name="Standard">
      <style:text-properties style:font-name="Ubuntu Mono" fo:font-size="13pt" fo:font-style="normal" style:text-underline-style="none" fo:font-weight="normal" officeooo:rsid="0020dac8" officeooo:paragraph-rsid="0020dac8" style:font-name-asian="Ubuntu Light" style:font-size-asian="13pt" style:font-style-asian="normal" style:font-weight-asian="normal" style:font-name-complex="Ubuntu Light" style:font-size-complex="13pt" style:font-style-complex="normal" style:font-weight-complex="normal"/>
    </style:style>
    <style:style style:name="P51" style:family="paragraph" style:parent-style-name="Standard">
      <style:text-properties style:font-name="Ubuntu Mono" fo:font-size="13pt" fo:font-style="normal" style:text-underline-style="none" fo:font-weight="normal" officeooo:rsid="0020dac8" officeooo:paragraph-rsid="0026a0a2" style:font-name-asian="Ubuntu Light" style:font-size-asian="13pt" style:font-style-asian="normal" style:font-weight-asian="normal" style:font-name-complex="Ubuntu Light" style:font-size-complex="13pt" style:font-style-complex="normal" style:font-weight-complex="normal"/>
    </style:style>
    <style:style style:name="P52" style:family="paragraph" style:parent-style-name="Standard">
      <style:text-properties style:font-name="Ubuntu Mono" fo:font-size="13pt" fo:font-style="normal" style:text-underline-style="none" fo:font-weight="normal" officeooo:rsid="0026a0a2" officeooo:paragraph-rsid="0026a0a2" style:font-name-asian="Ubuntu Light" style:font-size-asian="13pt" style:font-style-asian="normal" style:font-weight-asian="normal" style:font-name-complex="Ubuntu Light" style:font-size-complex="13pt" style:font-style-complex="normal" style:font-weight-complex="normal"/>
    </style:style>
    <style:style style:name="P53" style:family="paragraph" style:parent-style-name="Standard">
      <style:text-properties style:font-name="Ubuntu Mono" fo:font-size="13pt" officeooo:rsid="001ddb75" officeooo:paragraph-rsid="00294878" style:font-name-asian="WenQuanYi Micro Hei" style:font-size-asian="13pt" style:font-name-complex="FreeSans" style:font-size-complex="13pt"/>
    </style:style>
    <style:style style:name="P54" style:family="paragraph" style:parent-style-name="Standard">
      <style:text-properties style:font-name="Ubuntu Mono" fo:font-size="13pt" officeooo:rsid="0028d658" officeooo:paragraph-rsid="0028d658" style:font-name-asian="WenQuanYi Micro Hei" style:font-size-asian="13pt" style:font-name-complex="FreeSans" style:font-size-complex="13pt"/>
    </style:style>
    <style:style style:name="P55" style:family="paragraph" style:parent-style-name="Standard">
      <style:text-properties style:font-name="Ubuntu Mono" fo:font-size="13pt" officeooo:rsid="00294878" officeooo:paragraph-rsid="00294878" style:font-name-asian="WenQuanYi Micro Hei" style:font-size-asian="13pt" style:font-name-complex="FreeSans" style:font-size-complex="13pt"/>
    </style:style>
    <style:style style:name="P56" style:family="paragraph" style:parent-style-name="Standard">
      <style:text-properties style:font-name="Ubuntu Mono" fo:font-size="13pt" officeooo:rsid="00294878" officeooo:paragraph-rsid="0029a4a4" style:font-name-asian="WenQuanYi Micro Hei" style:font-size-asian="13pt" style:font-name-complex="FreeSans" style:font-size-complex="13pt"/>
    </style:style>
    <style:style style:name="P57" style:family="paragraph" style:parent-style-name="Standard">
      <style:text-properties style:font-name="Ubuntu Mono" fo:font-size="13pt" officeooo:rsid="00130a97" officeooo:paragraph-rsid="00294878" style:font-name-asian="WenQuanYi Micro Hei" style:font-size-asian="13pt" style:font-name-complex="FreeSans" style:font-size-complex="13pt"/>
    </style:style>
    <style:style style:name="T1" style:family="text">
      <style:text-properties officeooo:rsid="00155484"/>
    </style:style>
    <style:style style:name="T2" style:family="text">
      <style:text-properties officeooo:rsid="0016a8de"/>
    </style:style>
    <style:style style:name="T3" style:family="text">
      <style:text-properties officeooo:rsid="00182946"/>
    </style:style>
    <style:style style:name="T4" style:family="text">
      <style:text-properties officeooo:rsid="001977d3"/>
    </style:style>
    <style:style style:name="T5" style:family="text">
      <style:text-properties officeooo:rsid="000da641"/>
    </style:style>
    <style:style style:name="T6" style:family="text">
      <style:text-properties officeooo:rsid="001b16a8"/>
    </style:style>
    <style:style style:name="T7" style:family="text">
      <style:text-properties officeooo:rsid="001f725b"/>
    </style:style>
    <style:style style:name="T8" style:family="text">
      <style:text-properties officeooo:rsid="00206b09"/>
    </style:style>
    <style:style style:name="T9" style:family="text">
      <style:text-properties fo:font-style="normal" fo:font-weight="normal" style:font-name-asian="Ubuntu Light" style:font-style-asian="normal" style:font-weight-asian="normal" style:font-name-complex="Ubuntu Light" style:font-style-complex="normal" style:font-weight-complex="normal"/>
    </style:style>
    <style:style style:name="T10" style:family="text">
      <style:text-properties fo:font-style="normal" fo:font-weight="normal" officeooo:rsid="0026a0a2" style:font-name-asian="Ubuntu Light" style:font-style-asian="normal" style:font-weight-asian="normal" style:font-name-complex="Ubuntu Light" style:font-style-complex="normal" style:font-weight-complex="normal"/>
    </style:style>
    <style:style style:name="T11" style:family="text">
      <style:text-properties fo:font-style="normal" fo:font-weight="normal" officeooo:rsid="0020dac8" style:font-name-asian="Ubuntu Light" style:font-style-asian="normal" style:font-weight-asian="normal" style:font-name-complex="Ubuntu Light" style:font-style-complex="normal" style:font-weight-complex="normal"/>
    </style:style>
    <style:style style:name="T12" style:family="text">
      <style:text-properties fo:font-style="normal" fo:font-weight="normal" officeooo:rsid="0027f83e" style:font-name-asian="Ubuntu Light" style:font-style-asian="normal" style:font-weight-asian="normal" style:font-name-complex="Ubuntu Light" style:font-style-complex="normal" style:font-weight-complex="normal"/>
    </style:style>
    <style:style style:name="T13" style:family="text">
      <style:text-properties fo:font-style="normal" fo:font-weight="normal" officeooo:rsid="00294878" style:font-name-asian="Ubuntu Light" style:font-style-asian="normal" style:font-weight-asian="normal" style:font-name-complex="Ubuntu Light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0dac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a0a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8" style:family="text">
      <style:text-properties fo:font-style="normal" fo:font-weight="normal" officeooo:rsid="0020dac8" style:font-name-asian="Liberation Serif1" style:font-style-asian="normal" style:font-weight-asian="normal" style:font-name-complex="Liberation Serif1" style:font-style-complex="normal" style:font-weight-complex="normal"/>
    </style:style>
    <style:style style:name="T19" style:family="text">
      <style:text-properties style:font-name-asian="OpenSymbol" style:font-name-complex="OpenSymbol"/>
    </style:style>
    <style:style style:name="T20" style:family="text">
      <style:text-properties officeooo:rsid="000a9291" style:font-name-asian="OpenSymbol" style:font-name-complex="OpenSymbol"/>
    </style:style>
    <style:style style:name="T21" style:family="text">
      <style:text-properties style:font-name-asian="WenQuanYi Micro Hei" style:font-name-complex="FreeSans"/>
    </style:style>
    <style:style style:name="T22" style:family="text">
      <style:text-properties officeooo:rsid="000ae0a9" style:font-name-asian="WenQuanYi Micro Hei" style:font-name-complex="FreeSans"/>
    </style:style>
    <style:style style:name="T23" style:family="text">
      <style:text-properties officeooo:rsid="000b9346" style:font-name-asian="WenQuanYi Micro Hei" style:font-name-complex="FreeSans"/>
    </style:style>
    <style:style style:name="T24" style:family="text">
      <style:text-properties officeooo:rsid="000c8225" style:font-name-asian="WenQuanYi Micro Hei" style:font-name-complex="FreeSans"/>
    </style:style>
    <style:style style:name="T25" style:family="text">
      <style:text-properties officeooo:rsid="000cc975" style:font-name-asian="WenQuanYi Micro Hei" style:font-name-complex="FreeSans"/>
    </style:style>
    <style:style style:name="T26" style:family="text">
      <style:text-properties officeooo:rsid="000a9291" style:font-name-asian="WenQuanYi Micro Hei" style:font-name-complex="FreeSans"/>
    </style:style>
    <style:style style:name="T27" style:family="text">
      <style:text-properties officeooo:rsid="000fa54e" style:font-name-asian="WenQuanYi Micro Hei" style:font-name-complex="FreeSans"/>
    </style:style>
    <style:style style:name="T28" style:family="text">
      <style:text-properties style:font-name-asian="Liberation Serif1" style:font-name-complex="Liberation Serif1"/>
    </style:style>
    <style:style style:name="T29" style:family="text">
      <style:text-properties officeooo:rsid="0020dac8" style:font-name-asian="Liberation Serif1" style:font-name-complex="Liberation Serif1"/>
    </style:style>
    <style:style style:name="T30" style:family="text">
      <style:text-properties officeooo:rsid="0024773e"/>
    </style:style>
    <style:style style:name="T31" style:family="text">
      <style:text-properties officeooo:rsid="0028d658"/>
    </style:style>
    <style:style style:name="T32" style:family="text">
      <style:text-properties officeooo:rsid="0029a4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:</text:p>
      <text:p text:style-name="P1">a)</text:p>
      <text:p text:style-name="P1">Θ es simetrica: si f ∈ Θ(g) entonces g ∈ Θ(f ) .</text:p>
      <text:p text:style-name="P1"/>
      <text:p text:style-name="P1">f ∈ Θ( g ) </text:p>
      <text:p text:style-name="P1">= &lt;por definición&gt;</text:p>
      <text:p text:style-name="P1">∃c1 &gt; 0 · ∃c2 &gt; 0 · ∃n0 · ∀n &gt; n0 · c1 g(n) ≤ f (n) ≤ c2 g(n) </text:p>
      <text:p text:style-name="P1">=&lt;idempotencia de ^&gt;</text:p>
      <text:p text:style-name="P1">∃c1 &gt; 0 · ∃c2 &gt; 0 · ∃n0 · ∀n &gt; n0 · c1 g(n) ≤ f (n) <text:s/>^ f (n) ≤ c2 g(n)</text:p>
      <text:p text:style-name="P1"><text:span text:style-name="T19"></text:span><text:span text:style-name="T21"> &lt;aritmetica&gt;</text:span></text:p>
      <text:p text:style-name="P11">∃c1 &gt; 0 · ∃c2 &gt; 0 · ∃n0 · ∀n &gt; n0 · <text:s/>g(n) ≤ f (n) /c1 <text:s/>^ f (n) / c2 ≤ <text:s/>g(n) </text:p>
      <text:p text:style-name="P1"><text:span text:style-name="T21">= &lt;</text:span><text:span text:style-name="T22">comutatividad de ^ e </text:span><text:span text:style-name="T21">idempotencia de ^&gt;</text:span></text:p>
      <text:p text:style-name="P11">∃c1 &gt; 0 · ∃c2 &gt; 0 · ∃n0 · ∀n &gt; n0 · <text:s text:c="2"/>f (n) / c2 ≤ g(n) ≤ f (n) / c1</text:p>
      <text:p text:style-name="P11">= &lt;sustitución&gt;</text:p>
      <text:p text:style-name="P11">∃s1 = 1/c2 · ∃s2 = 1/c1 · ∃n0 · ∀n &gt; n0 · <text:s text:c="2"/>s1f (n) ≤ g(n) ≤ s2f (n)</text:p>
      <text:p text:style-name="P11">=&lt;por definición&gt;</text:p>
      <text:p text:style-name="P11">g ∈ Θ( f )</text:p>
      <text:p text:style-name="P44"/>
      <text:p text:style-name="P11">b)</text:p>
      <text:p text:style-name="P11">O es transitiva: si f ∈ O(g) y g ∈ O(h) entonces f ∈ O(h). </text:p>
      <text:p text:style-name="P11"/>
      <text:p text:style-name="P2"><text:span text:style-name="T21">f ∈ O(g) <text:s/></text:span><text:span text:style-name="T23">^</text:span><text:span text:style-name="T21"> g ∈ O(h)</text:span></text:p>
      <text:p text:style-name="P13">=&lt;por definición&gt;</text:p>
      <text:p text:style-name="P13">∃c &gt; 0 · ∃n0 · ∀n &gt; n0 · f (n) ≤ cg(n) ^ ∃s &gt; 0 · ∃n0 · ∀n &gt; n0 · g (n) ≤ sh(n)</text:p>
      <text:p text:style-name="P3"><text:span text:style-name="T20"></text:span><text:span text:style-name="T21">&lt;aritmetica&gt;</text:span></text:p>
      <text:p text:style-name="P5"><text:span text:style-name="T21">∃c &gt; 0 · ∃n0 · ∀n &gt; n0 · f (n) ≤ cg(n) ^ ∃s &gt; 0 · ∃n0 · ∀n &gt; n0 · </text:span><text:span text:style-name="T24">c</text:span><text:span text:style-name="T21">g (n) ≤ </text:span><text:span text:style-name="T24">c</text:span><text:span text:style-name="T21">sh(n)</text:span></text:p>
      <text:p text:style-name="P15">=&lt;idempotencia de ^&gt;</text:p>
      <text:p text:style-name="P6"><text:span text:style-name="T21">∃</text:span><text:span text:style-name="T25">s &gt; 0 </text:span><text:span text:style-name="T21">· c &gt; 0 · ∃n0 · ∀n &gt; n0 · f (n) ≤ </text:span><text:span text:style-name="T24">c</text:span><text:span text:style-name="T21">g (n) ≤ </text:span><text:span text:style-name="T24">c</text:span><text:span text:style-name="T21">sh(n)</text:span></text:p>
      <text:p text:style-name="P16"><text:span text:style-name="T20"></text:span>&lt;trancitividad de desigualdad&gt;</text:p>
      <text:p text:style-name="P6"><text:span text:style-name="T21">∃</text:span><text:span text:style-name="T25">s &gt; 0 </text:span><text:span text:style-name="T21">· c &gt; 0 · ∃n0 · ∀n &gt; n0 · f (n) ≤ </text:span><text:span text:style-name="T24">c</text:span><text:span text:style-name="T21">sh(n)</text:span></text:p>
      <text:p text:style-name="P15">=&lt;sustitución&gt;</text:p>
      <text:p text:style-name="P6"><text:span text:style-name="T21">∃</text:span><text:span text:style-name="T25">w &gt; 0 </text:span><text:span text:style-name="T21">· ∃n0 · ∀n &gt; n0 · f (n) ≤ </text:span><text:span text:style-name="T25">w</text:span><text:span text:style-name="T21">h(n)</text:span></text:p>
      <text:p text:style-name="P15">=&lt;por definición&gt;</text:p>
      <text:p text:style-name="P12">f ∈ O(h)</text:p>
      <text:p text:style-name="P12"/>
      <text:p text:style-name="P8"><text:span text:style-name="T26">c</text:span><text:span text:style-name="T21">)</text:span></text:p>
      <text:p text:style-name="P15">Si f ∈ O(g) entonces kf ∈ O(g) con k &gt; 0 .</text:p>
      <text:p text:style-name="P15"/>
      <text:p text:style-name="P15">f ∈ O(g)</text:p>
      <text:p text:style-name="P15">=&lt;por definición&gt;</text:p>
      <text:p text:style-name="P14">∃c &gt; 0 · ∃n0 · ∀n &gt; n0 · f (n) ≤ cg(n)</text:p>
      <text:p text:style-name="P4"><text:span text:style-name="T20"></text:span><text:span text:style-name="T21">&lt;aritmetica&gt;</text:span></text:p>
      <text:p text:style-name="P6"><text:span text:style-name="T21">∃c &gt; 0 · ∃n0 · ∀n &gt; n0 · </text:span><text:span text:style-name="T25">k</text:span><text:span text:style-name="T21">f (n) ≤ </text:span><text:span text:style-name="T25">k</text:span><text:span text:style-name="T21">cg(n) , </text:span><text:span text:style-name="T25">k &gt;0</text:span></text:p>
      <text:p text:style-name="P15">=&lt;sustitución&gt;</text:p>
      <text:p text:style-name="P6"><text:span text:style-name="T21">∃</text:span><text:span text:style-name="T25">h</text:span><text:span text:style-name="T21"> &gt; 0 · ∃n0 · ∀n &gt; n0 · </text:span><text:span text:style-name="T25">k</text:span><text:span text:style-name="T21">f (n) ≤ </text:span><text:span text:style-name="T25">h</text:span><text:span text:style-name="T21">g(n) , </text:span><text:span text:style-name="T25">k &gt;0</text:span></text:p>
      <text:p text:style-name="P15">=&lt;por definicion&gt;</text:p>
      <text:p text:style-name="P15">kf ∈ O(g) con k &gt; 0</text:p>
      <text:p text:style-name="P15"/>
      <text:p text:style-name="P15"/>
      <text:p text:style-name="P15"/>
      <text:p text:style-name="P15"/>
      <text:p text:style-name="P15"/>
      <text:p text:style-name="P17">Ejercicio 2</text:p>
      <text:p text:style-name="P9"><text:soft-page-break/><text:span text:style-name="T21">Dom <text:s/></text:span><text:span text:style-name="T26">Θ </text:span><text:span text:style-name="T21">= { N a la N}</text:span></text:p>
      <text:p text:style-name="P9"><text:span text:style-name="T21">Cod <text:s/></text:span><text:span text:style-name="T26">Θ </text:span><text:span text:style-name="T21">= [0, +00)</text:span></text:p>
      <text:p text:style-name="P17"/>
      <text:p text:style-name="P17">Ejercicio 3</text:p>
      <text:p text:style-name="P10"><text:span text:style-name="T27">f </text:span><text:span text:style-name="T26">∈ </text:span><text:span text:style-name="T21">Ω ( g ) se define formalmete como:</text:span></text:p>
      <text:p text:style-name="P7"><text:span text:style-name="T21">∃c &gt; 0 · ∃n0 · ∀n &gt; n0 · cg(n) <text:s/>≤ </text:span><text:span text:style-name="T27">f (n)</text:span></text:p>
      <text:p text:style-name="P20"/>
      <text:p text:style-name="P20">Ejercicio 4</text:p>
      <text:p text:style-name="P20"/>
      <text:p text:style-name="P21">a) </text:p>
      <text:p text:style-name="P21">T(n) = 2T(n/2) + 5</text:p>
      <text:p text:style-name="P26">caso 1</text:p>
      <text:p text:style-name="P26">a = 2, b = 2, f(n) = 5, entocnes</text:p>
      <text:p text:style-name="P27">f(n) = <text:span text:style-name="T2">Θ </text:span>(5), donde c <text:span text:style-name="T1">= 0</text:span> <text:span text:style-name="T1">&lt; log en base 2 de 2 = 1</text:span></text:p>
      <text:p text:style-name="P22"><text:span text:style-name="T20"></text:span>&lt;Por el teorema maestro&gt;</text:p>
      <text:p text:style-name="P29">T ∈ Θ(n a la log en base 2 de 2 ) = Θ(n) </text:p>
      <text:p text:style-name="P29"/>
      <text:p text:style-name="P29">b)</text:p>
      <text:p text:style-name="P29">U(n) = 2U(n/2) + n + 2</text:p>
      <text:p text:style-name="P29">caso 2</text:p>
      <text:p text:style-name="P29">a = 2, b = 2, f(n) = n + 2, entonces</text:p>
      <text:p text:style-name="P30">f(n) = <text:span text:style-name="T2">Θ </text:span>(n ala c <text:span text:style-name="T2">log ala k de n</text:span>), donde c = <text:span text:style-name="T2">log en base 2 de 2 <text:s/>= 1</text:span> <text:span text:style-name="T2">y k = 0</text:span></text:p>
      <text:p text:style-name="P31">osea f(n) <text:s/>= Θ (n)</text:p>
      <text:p text:style-name="P23"><text:span text:style-name="T20"></text:span>&lt;Por el teorema maestro&gt;</text:p>
      <text:p text:style-name="P31">T ∈ Θ(n a la c log a la k+1 de n) = Θ(n log n)</text:p>
      <text:p text:style-name="P31"/>
      <text:p text:style-name="P31">c)</text:p>
      <text:p text:style-name="P31">V(n) = 3V(n/2) + n a la 2 + 435n</text:p>
      <text:p text:style-name="P31">caso 3</text:p>
      <text:p text:style-name="P31">a = 3 , b = 2, f(n) = n a la 2 + 435n, entonces</text:p>
      <text:p text:style-name="P31">f(n) = <text:s text:c="2"/>Θ(n a la 2 + 435n) = <text:s/>Θ(n a la 2)</text:p>
      <text:p text:style-name="P31">c = 2 &gt; log en base 2 de 3 <text:span text:style-name="T3">es igual aproximadamente a </text:span><text:s/><text:span text:style-name="T3">1,6</text:span></text:p>
      <text:p text:style-name="P24"><text:span text:style-name="T20"></text:span><text:span text:style-name="T3">&lt;Por el teorema maestro&gt;</text:span></text:p>
      <text:p text:style-name="P32">T ∈ Θ(n a la 2)</text:p>
      <text:p text:style-name="P32"/>
      <text:p text:style-name="P32">5)</text:p>
      <text:p text:style-name="P33">La complejidad del algoritmo de burbuja, como pero caso es:</text:p>
      <text:p text:style-name="P33">O(n<text:span text:style-name="T30">^</text:span>2)</text:p>
      <text:p text:style-name="P33">como mejor caso:</text:p>
      <text:p text:style-name="P18">Ω<text:span text:style-name="T4">(n)</text:span></text:p>
      <text:p text:style-name="P33">La complejidad del algoritmo de <text:span text:style-name="T6">selección</text:span>, como pero caso es:</text:p>
      <text:p text:style-name="P33">O(n<text:span text:style-name="T30">^</text:span>2)</text:p>
      <text:p text:style-name="P33">como mejor caso:</text:p>
      <text:p text:style-name="P33"><text:span text:style-name="T5">Ω</text:span>(n<text:span text:style-name="T30">^</text:span>2)</text:p>
      <text:p text:style-name="P35">La complejidad del algoritmo de inserción, como peor caso es:</text:p>
      <text:p text:style-name="P34">O(n<text:span text:style-name="T30">^</text:span>2)</text:p>
      <text:p text:style-name="P35">como mejor caso:</text:p>
      <text:p text:style-name="P19">Ω<text:span text:style-name="T4">(n)</text:span></text:p>
      <text:p text:style-name="P19"/>
      <text:p text:style-name="P36"><text:span text:style-name="T4">6</text:span>)</text:p>
      <text:p text:style-name="P37">a) </text:p>
      <text:p text:style-name="P37">mejor caso <text:span text:style-name="T5">Ω</text:span>(1)</text:p>
      <text:p text:style-name="P37">peor caso O(n)</text:p>
      <text:p text:style-name="P37"/>
      <text:p text:style-name="P37">b) <text:span text:style-name="T2">Θ(1)</text:span></text:p>
      <text:p text:style-name="P39"><text:soft-page-break/><text:span text:style-name="T2">c</text:span>) <text:span text:style-name="T2">Θ(n)</text:span></text:p>
      <text:p text:style-name="P39"><text:span text:style-name="T2">d</text:span>) <text:span text:style-name="T2">Θ(1)</text:span></text:p>
      <text:p text:style-name="P39"><text:span text:style-name="T2">e</text:span>) <text:span text:style-name="T2">Θ(n)</text:span></text:p>
      <text:p text:style-name="P39"><text:span text:style-name="T2">f</text:span>) <text:span text:style-name="T2">Θ(n)</text:span></text:p>
      <text:p text:style-name="P28"/>
      <text:p text:style-name="P39"><text:span text:style-name="T2">7</text:span>)</text:p>
      <text:p text:style-name="P40">i) Θ(n)</text:p>
      <text:p text:style-name="P39"><text:span text:style-name="T7">ii</text:span>) Θ(n)</text:p>
      <text:p text:style-name="P39"><text:span text:style-name="T7">iii</text:span>) <text:span text:style-name="T2">Θ(n)</text:span></text:p>
      <text:p text:style-name="P39"><text:span text:style-name="T7">iv</text:span>) <text:span text:style-name="T2">Θ(n</text:span>^3<text:span text:style-name="T2">)</text:span></text:p>
      <text:p text:style-name="P39"><text:span text:style-name="T7">v</text:span>)</text:p>
      <text:p text:style-name="P38">mejor caso Ω(1)</text:p>
      <text:p text:style-name="P38">peor caso O(n)</text:p>
      <text:p text:style-name="P53"><text:span text:style-name="T7">vi</text:span>)</text:p>
      <text:p text:style-name="P53"><text:span text:style-name="T31">Analisis:</text:span></text:p>
      <text:p text:style-name="P54"><text:span text:style-name="T31">m</text:span>ejor caso:</text:p>
      <text:p text:style-name="P54">Clo(k) = 2 si k no es multiplo de b. Clo <text:span text:style-name="T3">∈ Ω(1).</text:span></text:p>
      <text:p text:style-name="P54"><text:span text:style-name="T3">P</text:span>eor caso:</text:p>
      <text:p text:style-name="P55">Como b tiene que ser multiplo de a, b se repite n veses.</text:p>
      <text:p text:style-name="P55">Osea la ecuacion es:</text:p>
      <text:p text:style-name="P55">Clo(b^n) = 2 + 1 + Clo(b^(n-1))</text:p>
      <text:p text:style-name="P55">=&lt;aritmetica&gt;</text:p>
      <text:p text:style-name="P55">Clo(b^n) = Clo(n/b) + 3, donde n = b^k para algun n</text:p>
      <text:p text:style-name="P55">caso 2 del teorema maestro:</text:p>
      <text:p text:style-name="P55">a = 1, b = b, f(n) = 3 tenemos que</text:p>
      <text:p text:style-name="P56">f <text:span text:style-name="T3">∈ Θ(</text:span>1<text:span text:style-name="T3">) </text:span>y logb(1) = 0 ya que b^0 = 1 (definicion de logaritmo) <text:span text:style-name="T32">con lo que tenemos que c = 0 y k = 0</text:span>.</text:p>
      <text:p text:style-name="P57"><text:span text:style-name="T20"></text:span><text:span text:style-name="T3">&lt;Por el teorema maestro&gt;</text:span></text:p>
      <text:p text:style-name="P56"><text:span text:style-name="T3">C</text:span>lo <text:span text:style-name="T3">∈ Θ(</text:span>n<text:span text:style-name="T32">^0 log^(0+1) n) = Clo Θ(log (n)).</text:span></text:p>
      <text:p text:style-name="P41">vii)</text:p>
      <text:p text:style-name="P42">E: Cbin (n) = Cbin(n/2) + Cbin(n/2) + 5 = 2Cbin(n/2) +5</text:p>
      <text:p text:style-name="P42">caso 1 del teorema maestro:</text:p>
      <text:p text:style-name="P42">a = <text:s/>2, b = 2, f(n) = 5</text:p>
      <text:p text:style-name="P42">f(n) <text:span text:style-name="T3">∈ Θ</text:span>(n^c), c = 0 ya que f(n) <text:span text:style-name="T3">∈</text:span> <text:span text:style-name="T3">Θ</text:span>(5^0) = <text:span text:style-name="T3">Θ</text:span>(1)</text:p>
      <text:p text:style-name="P42">entonces</text:p>
      <text:p text:style-name="P42">c = 0 &lt; log2(2) = 1</text:p>
      <text:p text:style-name="P25"><text:span text:style-name="T20"></text:span><text:span text:style-name="T3">&lt;Por el teorema maestro&gt;</text:span></text:p>
      <text:p text:style-name="P42"><text:span text:style-name="T3">C</text:span>bin <text:span text:style-name="T3">∈ Θ</text:span>(n^logb(a)) = <text:span text:style-name="T3">Θ</text:span>(n^log2(2)) = <text:span text:style-name="T3">Θ</text:span>(n^1) = <text:span text:style-name="T3">Θ</text:span>(n)</text:p>
      <text:p text:style-name="P41"/>
      <text:p text:style-name="P41">8)</text:p>
      <text:p text:style-name="P41"><text:span text:style-name="T8">fib vercion iterativa, complejidad: </text:span>Θ(n)</text:p>
      <text:p text:style-name="P43">fib vercion recursiva, complejidad: O<text:span text:style-name="T7">(</text:span>φ^n) (complejidad exponecial), doden <text:s/>φ = (1+<text:span text:style-name="T29">√</text:span>5)/2</text:p>
      <text:p text:style-name="P43"/>
      <text:p text:style-name="P43">Cfibr = O<text:span text:style-name="T7">(</text:span>φ^n), φ = (1+<text:span text:style-name="T29">√</text:span>5)/2</text:p>
      <text:p text:style-name="P45">Probar por inducción:</text:p>
      <text:p text:style-name="P45"/>
      <text:p text:style-name="P45">Cfibr(n) <text:span text:style-name="T28">≥</text:span> 2^(n/2), para algun n <text:span text:style-name="T28">≥ n</text:span><text:span text:style-name="T9">₀</text:span></text:p>
      <text:p text:style-name="P50"/>
      <text:p text:style-name="P45"><text:span text:style-name="T9">Caso base: </text:span><text:span text:style-name="T17">n</text:span><text:span text:style-name="T9">₀ = 0</text:span></text:p>
      <text:p text:style-name="P46"><text:span text:style-name="T9">Cfibr(</text:span><text:span text:style-name="T10">0</text:span><text:span text:style-name="T9">) </text:span><text:span text:style-name="T10">= 1 </text:span><text:span text:style-name="T17">≥</text:span><text:span text:style-name="T9"> 2^(</text:span><text:span text:style-name="T10">0</text:span><text:span text:style-name="T9">/2) </text:span><text:span text:style-name="T10">= 1</text:span></text:p>
      <text:p text:style-name="P52"/>
      <text:p text:style-name="P52">Caso inductivo:</text:p>
      <text:p text:style-name="P47"><text:span text:style-name="T9">H.I.: </text:span><text:span text:style-name="T15">Cfibr(n) </text:span><text:span text:style-name="T18">≥</text:span><text:span text:style-name="T15"> 2^(n/2), para algun n </text:span><text:span text:style-name="T18">≥ n</text:span><text:span text:style-name="T11">₀</text:span></text:p>
      <text:p text:style-name="P47"><text:span text:style-name="T11">T</text:span><text:span text:style-name="T9">esis: </text:span><text:span text:style-name="T15">Cfibr(n</text:span><text:span text:style-name="T14">+1</text:span><text:span text:style-name="T15">) </text:span><text:span text:style-name="T18">≥</text:span><text:span text:style-name="T15"> 2^(</text:span><text:span text:style-name="T14">(</text:span><text:span text:style-name="T15">n</text:span><text:span text:style-name="T14">+1)</text:span><text:span text:style-name="T15">/2), para algun n </text:span><text:span text:style-name="T18">≥ n</text:span><text:span text:style-name="T11">₀</text:span></text:p>
      <text:p text:style-name="P51"/>
      <text:p text:style-name="P51"><text:soft-page-break/>D/</text:p>
      <text:p text:style-name="P51"/>
      <text:p text:style-name="P47"><text:span text:style-name="T11">Cfibr(n) </text:span><text:span text:style-name="T18">≥</text:span><text:span text:style-name="T11"> 2^(n/2)</text:span></text:p>
      <text:p text:style-name="P47"><text:span text:style-name="T11">=</text:span><text:span text:style-name="T9">&lt;Def. Cfibr&gt;</text:span></text:p>
      <text:p text:style-name="P48"><text:span text:style-name="T9">φ^n </text:span><text:span text:style-name="T18">≥</text:span><text:span text:style-name="T11"> 2^(n/2)</text:span></text:p>
      <text:p text:style-name="P47"><text:span text:style-name="T11">=&lt;</text:span><text:span text:style-name="T9">aritmetica</text:span><text:span text:style-name="T11">&gt;</text:span></text:p>
      <text:p text:style-name="P48"><text:span text:style-name="T11">φ*φ^n </text:span><text:span text:style-name="T18">≥</text:span><text:span text:style-name="T11"> 2^(n/2)</text:span></text:p>
      <text:p text:style-name="P47"><text:span text:style-name="T11">=&lt;</text:span><text:span text:style-name="T9">aritmetica</text:span><text:span text:style-name="T11">&gt;</text:span></text:p>
      <text:p text:style-name="P48"><text:span text:style-name="T11">φ^</text:span><text:span text:style-name="T10">(</text:span><text:span text:style-name="T11">n</text:span><text:span text:style-name="T10">+1)</text:span><text:span text:style-name="T11"> </text:span><text:span text:style-name="T18">≥</text:span><text:span text:style-name="T11"> 2^(n/2)</text:span></text:p>
      <text:p text:style-name="P47"><text:span text:style-name="T17">=</text:span><text:span text:style-name="T11">&lt;</text:span><text:span text:style-name="T9">H.I.</text:span><text:span text:style-name="T11">&gt;</text:span></text:p>
      <text:p text:style-name="P48"><text:span text:style-name="T15">2^(</text:span><text:span text:style-name="T16">(</text:span><text:span text:style-name="T15">n</text:span><text:span text:style-name="T16">+1)</text:span><text:span text:style-name="T15">/2) </text:span><text:span text:style-name="T18">≥</text:span><text:span text:style-name="T11"> 2^(n/2)</text:span></text:p>
      <text:p text:style-name="P47"><text:span text:style-name="T11">=&lt;</text:span><text:span text:style-name="T9">aritmetica</text:span><text:span text:style-name="T11">&gt;</text:span></text:p>
      <text:p text:style-name="P47"><text:span text:style-name="T11">t</text:span><text:span text:style-name="T9">rue</text:span></text:p>
      <text:p text:style-name="P52"/>
      <text:p text:style-name="P49"><text:span text:style-name="T11">φ^</text:span><text:span text:style-name="T10">(</text:span><text:span text:style-name="T11">n</text:span><text:span text:style-name="T10">+1) </text:span><text:span text:style-name="T12">crese mucho mas </text:span><text:span text:style-name="T13">rapido </text:span><text:span text:style-name="T12">que </text:span><text:span text:style-name="T11">2^(n/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23:06:55.297544416</meta:creation-date>
    <dc:date>2014-06-10T00:19:21.348719124</dc:date>
    <meta:editing-duration>PT2H28M45S</meta:editing-duration>
    <meta:editing-cycles>11</meta:editing-cycles>
    <meta:generator>LibreOffice/4.1.3.2$Linux_x86 LibreOffice_project/410m0$Build-2</meta:generator>
    <meta:document-statistic meta:table-count="0" meta:image-count="0" meta:object-count="0" meta:page-count="4" meta:paragraph-count="150" meta:word-count="989" meta:character-count="3795" meta:non-whitespace-character-count="2941"/>
  </office:meta>
</office:document-meta>
</file>